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6" table:default-cell-style-name="Default"/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  <table:table-row table:style-name="ro1">
          <table:table-cell table:number-columns-repeated="26" office:value-type="string" calcext:value-type="string">
            <text:p>jkönç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0:43:21.76004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0:16:33.734865156</meta:creation-date>
    <dc:date>2017-03-08T00:43:36.52454823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496" meta:object-count="0"/>
  </office:meta>
</office:document-meta>
</file>